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style:font-name="Nimbus Roman" fo:font-size="14pt" fo:font-weight="bold" officeooo:rsid="002ab20b" officeooo:paragraph-rsid="005cfbbc" style:font-size-asian="14pt" style:font-weight-asian="bold" style:font-size-complex="14pt" style:font-weight-complex="bold"/>
    </style:style>
    <style:style style:name="P2" style:family="paragraph" style:parent-style-name="Standard">
      <style:text-properties fo:color="#000000" loext:opacity="100%" style:font-name="Nimbus Roman" fo:font-size="14pt" fo:font-weight="bold" officeooo:rsid="002ab20b" officeooo:paragraph-rsid="005f70f0" style:font-size-asian="14pt" style:font-weight-asian="bold" style:font-size-complex="14pt" style:font-weight-complex="bold"/>
    </style:style>
    <style:style style:name="P3" style:family="paragraph" style:parent-style-name="Text_20_body">
      <style:text-properties officeooo:paragraph-rsid="00364761"/>
    </style:style>
    <style:style style:name="P4" style:family="paragraph" style:parent-style-name="Heading_20_2">
      <style:text-properties fo:color="#000000" loext:opacity="100%" style:font-name="Nimbus Roman" fo:font-size="12pt" fo:font-weight="bold" officeooo:rsid="002ab20b" officeooo:paragraph-rsid="005cfbbc" style:font-size-asian="12pt" style:font-weight-asian="bold" style:font-size-complex="12pt" style:font-weight-complex="bold"/>
    </style:style>
    <style:style style:name="P5" style:family="paragraph" style:parent-style-name="Heading_20_2">
      <style:text-properties fo:color="#000000" loext:opacity="100%" style:font-name="Nimbus Roman" fo:font-size="14pt" officeooo:paragraph-rsid="00364761" style:font-size-asian="14pt" style:font-size-complex="14pt"/>
    </style:style>
    <style:style style:name="P6" style:family="paragraph" style:parent-style-name="Heading_20_2">
      <style:text-properties style:font-name="Nimbus Roman" fo:font-size="12pt" fo:font-weight="normal" officeooo:paragraph-rsid="0068a326" style:font-size-asian="12pt" style:font-weight-asian="normal" style:font-size-complex="12pt" style:font-weight-complex="normal"/>
    </style:style>
    <style:style style:name="P7" style:family="paragraph" style:parent-style-name="Heading_20_2">
      <style:text-properties style:font-name="Nimbus Roman" fo:font-size="12pt" fo:font-weight="normal" officeooo:paragraph-rsid="006d4a6c" style:font-size-asian="12pt" style:font-weight-asian="normal" style:font-size-complex="12pt" style:font-weight-complex="normal"/>
    </style:style>
    <style:style style:name="P8" style:family="paragraph" style:parent-style-name="Heading_20_2">
      <style:text-properties style:font-name="Nimbus Roman" fo:font-size="12pt" officeooo:paragraph-rsid="00364761" style:font-size-asian="12pt" style:font-size-complex="12pt"/>
    </style:style>
    <style:style style:name="P9" style:family="paragraph" style:parent-style-name="Standard">
      <style:text-properties fo:color="#000000" loext:opacity="100%" style:font-name="Nimbus Roman" fo:font-size="12pt" fo:font-weight="normal" officeooo:rsid="002ab20b" officeooo:paragraph-rsid="005cfbbc" style:font-size-asian="12pt" style:font-weight-asian="normal" style:font-size-complex="12pt" style:font-weight-complex="normal"/>
    </style:style>
    <style:style style:name="P10" style:family="paragraph" style:parent-style-name="Standard">
      <style:text-properties fo:color="#000000" loext:opacity="100%" style:font-name="Nimbus Roman" fo:font-size="12pt" fo:font-weight="normal" officeooo:rsid="002ab20b" officeooo:paragraph-rsid="005f70f0" style:font-size-asian="12pt" style:font-weight-asian="normal" style:font-size-complex="12pt" style:font-weight-complex="normal"/>
    </style:style>
    <style:style style:name="P11" style:family="paragraph" style:parent-style-name="Standard">
      <style:text-properties fo:color="#000000" loext:opacity="100%" style:font-name="Nimbus Roman" fo:font-size="12pt" fo:font-weight="normal" officeooo:rsid="002ab20b" officeooo:paragraph-rsid="006f7a5f" style:font-size-asian="12pt" style:font-weight-asian="normal" style:font-size-complex="12pt" style:font-weight-complex="normal"/>
    </style:style>
    <style:style style:name="P12" style:family="paragraph" style:parent-style-name="Standard">
      <style:text-properties fo:color="#000000" loext:opacity="100%" style:font-name="Nimbus Roman" fo:font-size="12pt" fo:font-weight="normal" officeooo:rsid="00221cec" officeooo:paragraph-rsid="00407d93" style:font-size-asian="12pt" style:font-weight-asian="normal" style:font-size-complex="12pt" style:font-weight-complex="normal"/>
    </style:style>
    <style:style style:name="P13" style:family="paragraph" style:parent-style-name="Standard">
      <style:text-properties fo:color="#000000" loext:opacity="100%" style:font-name="Nimbus Roman" fo:font-size="12pt" fo:font-weight="normal" officeooo:rsid="00250f15" officeooo:paragraph-rsid="00250f15" style:font-size-asian="12pt" style:font-weight-asian="normal" style:font-size-complex="12pt" style:font-weight-complex="normal"/>
    </style:style>
    <style:style style:name="P14" style:family="paragraph" style:parent-style-name="Standard">
      <style:text-properties fo:color="#000000" loext:opacity="100%" style:font-name="Nimbus Roman" fo:font-size="12pt" fo:font-weight="normal" officeooo:rsid="0071df9f" officeooo:paragraph-rsid="0071df9f" style:font-size-asian="10.5pt" style:font-weight-asian="normal" style:font-size-complex="12pt" style:font-weight-complex="normal"/>
    </style:style>
    <style:style style:name="P15" style:family="paragraph" style:parent-style-name="Standard">
      <style:text-properties fo:color="#000000" loext:opacity="100%" style:font-name="Nimbus Roman" fo:font-size="12pt" fo:font-weight="normal" officeooo:rsid="0073f754" officeooo:paragraph-rsid="0073f754" style:font-size-asian="10.5pt" style:font-weight-asian="normal" style:font-size-complex="12pt" style:font-weight-complex="normal"/>
    </style:style>
    <style:style style:name="P16" style:family="paragraph" style:parent-style-name="Standard">
      <style:text-properties fo:color="#000000" loext:opacity="100%" style:font-name="Nimbus Roman" fo:font-size="12pt" fo:font-weight="normal" officeooo:rsid="0073f754" officeooo:paragraph-rsid="0071df9f" style:font-size-asian="10.5pt" style:font-weight-asian="normal" style:font-size-complex="12pt" style:font-weight-complex="normal"/>
    </style:style>
    <style:style style:name="P17" style:family="paragraph" style:parent-style-name="Standard" style:list-style-name="L2">
      <style:text-properties fo:color="#000000" loext:opacity="100%" style:font-name="Nimbus Roman" fo:font-size="12pt" fo:font-weight="normal" officeooo:rsid="0073f754" officeooo:paragraph-rsid="008ab892" style:font-size-asian="10.5pt" style:font-weight-asian="normal" style:font-size-complex="12pt" style:font-weight-complex="normal"/>
    </style:style>
    <style:style style:name="P18" style:family="paragraph" style:parent-style-name="Standard">
      <style:text-properties fo:color="#000000" loext:opacity="100%" style:font-name="Nimbus Roman" fo:font-size="12pt" fo:font-weight="normal" officeooo:rsid="0078a9fe" officeooo:paragraph-rsid="0073f754" style:font-size-asian="10.5pt" style:font-weight-asian="normal" style:font-size-complex="12pt" style:font-weight-complex="normal"/>
    </style:style>
    <style:style style:name="P19" style:family="paragraph" style:parent-style-name="Standard">
      <style:text-properties fo:color="#000000" loext:opacity="100%" style:font-name="Nimbus Roman" fo:font-size="12pt" fo:font-weight="bold" officeooo:rsid="002ab20b" officeooo:paragraph-rsid="005cfbbc" style:font-size-asian="12pt" style:font-weight-asian="bold" style:font-size-complex="12pt" style:font-weight-complex="bold"/>
    </style:style>
    <style:style style:name="P20" style:family="paragraph" style:parent-style-name="Standard">
      <style:text-properties fo:color="#000000" loext:opacity="100%" style:font-name="Nimbus Roman" fo:font-size="12pt" fo:font-weight="bold" officeooo:rsid="00201510" officeooo:paragraph-rsid="00201510" style:font-size-asian="12pt" style:font-weight-asian="bold" style:font-size-complex="12pt" style:font-weight-complex="bold"/>
    </style:style>
    <style:style style:name="P21" style:family="paragraph" style:parent-style-name="Standard">
      <style:text-properties fo:color="#000000" loext:opacity="100%" style:font-name="Nimbus Roman" fo:font-size="12pt" fo:font-weight="bold" officeooo:rsid="0085c1d8" officeooo:paragraph-rsid="0085c1d8" style:font-size-asian="12pt" style:font-weight-asian="bold" style:font-size-complex="12pt" style:font-weight-complex="bold"/>
    </style:style>
    <style:style style:name="P22" style:family="paragraph" style:parent-style-name="Standard">
      <style:text-properties fo:color="#000000" loext:opacity="100%" style:font-name="Nimbus Roman" fo:font-size="12pt" fo:font-weight="bold" officeooo:rsid="0085c1d8" officeooo:paragraph-rsid="0078a9fe" style:font-size-asian="12pt" style:font-weight-asian="bold" style:font-size-complex="12pt" style:font-weight-complex="bold"/>
    </style:style>
    <style:style style:name="P23" style:family="paragraph" style:parent-style-name="Standard">
      <style:text-properties fo:color="#000000" loext:opacity="100%" style:font-name="Nimbus Roman" fo:font-size="12pt" fo:font-weight="bold" officeooo:rsid="006f7a5f" officeooo:paragraph-rsid="006f7a5f" style:font-size-asian="10.5pt" style:font-weight-asian="bold" style:font-size-complex="12pt" style:font-weight-complex="bold"/>
    </style:style>
    <style:style style:name="P24" style:family="paragraph" style:parent-style-name="Standard">
      <style:text-properties fo:color="#000000" loext:opacity="100%" style:font-name="Nimbus Roman" fo:font-size="12pt" fo:font-weight="bold" officeooo:rsid="0071df9f" officeooo:paragraph-rsid="0071df9f" style:font-size-asian="10.5pt" style:font-weight-asian="bold" style:font-size-complex="12pt" style:font-weight-complex="bold"/>
    </style:style>
    <style:style style:name="P25" style:family="paragraph" style:parent-style-name="Standard">
      <style:text-properties fo:color="#000000" loext:opacity="100%" style:font-name="Nimbus Roman" fo:font-size="12pt" fo:font-weight="bold" officeooo:rsid="0078a9fe" officeooo:paragraph-rsid="0078a9fe" style:font-size-asian="10.5pt" style:font-weight-asian="bold" style:font-size-complex="12pt" style:font-weight-complex="bold"/>
    </style:style>
    <style:style style:name="P26" style:family="paragraph" style:parent-style-name="Standard">
      <style:text-properties fo:color="#000000" loext:opacity="100%" style:font-name="Nimbus Roman" fo:font-size="12pt" officeooo:paragraph-rsid="00364761" style:font-size-asian="12pt" style:font-size-complex="12pt"/>
    </style:style>
    <style:style style:name="P27" style:family="paragraph" style:parent-style-name="Standard">
      <style:text-properties fo:color="#000000" loext:opacity="100%" style:font-name="Nimbus Roman" fo:font-size="14pt" fo:font-weight="bold" officeooo:rsid="002ab20b" officeooo:paragraph-rsid="005cfbbc" style:font-size-asian="14pt" style:font-weight-asian="bold" style:font-size-complex="14pt" style:font-weight-complex="bold"/>
    </style:style>
    <style:style style:name="P28" style:family="paragraph" style:parent-style-name="Standard">
      <style:text-properties fo:color="#000000" loext:opacity="100%" style:font-name="Nimbus Roman" fo:font-size="14pt" fo:font-weight="bold" officeooo:rsid="002ab20b" officeooo:paragraph-rsid="006f7a5f" style:font-size-asian="14pt" style:font-weight-asian="bold" style:font-size-complex="14pt" style:font-weight-complex="bold"/>
    </style:style>
    <style:style style:name="P29" style:family="paragraph" style:parent-style-name="Standard">
      <style:text-properties fo:color="#000000" loext:opacity="100%" style:font-name="Nimbus Roman" fo:font-size="14pt" fo:font-weight="bold" officeooo:rsid="006f7a5f" officeooo:paragraph-rsid="00829ce4" style:font-size-asian="14pt" style:font-weight-asian="bold" style:font-size-complex="14pt" style:font-weight-complex="bold"/>
    </style:style>
    <style:style style:name="P30" style:family="paragraph" style:parent-style-name="Standard">
      <style:text-properties style:font-name="Nimbus Roman" fo:font-size="12pt" officeooo:paragraph-rsid="00250f15" style:font-size-asian="12pt" style:font-size-complex="12pt"/>
    </style:style>
    <style:style style:name="P31" style:family="paragraph" style:parent-style-name="Standard">
      <style:text-properties style:font-name="Nimbus Roman" fo:font-size="12pt" officeooo:paragraph-rsid="00407d93" style:font-size-asian="12pt" style:font-size-complex="12pt"/>
    </style:style>
    <style:style style:name="P32" style:family="paragraph" style:parent-style-name="Standard">
      <style:text-properties style:font-name="Nimbus Roman" fo:font-size="12pt" officeooo:paragraph-rsid="00221cec" style:font-size-asian="12pt" style:font-size-complex="12pt"/>
    </style:style>
    <style:style style:name="P33" style:family="paragraph" style:parent-style-name="Standard">
      <style:text-properties style:font-name="Nimbus Roman" fo:font-size="12pt" fo:font-weight="bold" officeooo:paragraph-rsid="00221cec" style:font-size-asian="12pt" style:font-weight-asian="bold" style:font-size-complex="12pt" style:font-weight-complex="bold"/>
    </style:style>
    <style:style style:name="P34" style:family="paragraph" style:parent-style-name="Text_20_body">
      <style:text-properties fo:color="#000000" loext:opacity="100%" style:font-name="Nimbus Roman" fo:font-size="12pt" fo:font-weight="normal" officeooo:rsid="007ae07d" officeooo:paragraph-rsid="007ae07d" style:font-size-asian="10.5pt" style:font-weight-asian="normal" style:font-size-complex="12pt" style:font-weight-complex="normal"/>
    </style:style>
    <style:style style:name="P35" style:family="paragraph" style:parent-style-name="Text_20_body">
      <style:text-properties fo:color="#000000" loext:opacity="100%" style:font-name="Nimbus Roman" fo:font-size="12pt" fo:font-weight="normal" officeooo:rsid="0078a9fe" officeooo:paragraph-rsid="0078a9fe" style:font-size-asian="10.5pt" style:font-weight-asian="normal" style:font-size-complex="12pt" style:font-weight-complex="normal"/>
    </style:style>
    <style:style style:name="P36" style:family="paragraph" style:parent-style-name="Text_20_body" style:list-style-name="L2">
      <style:paragraph-properties fo:margin-top="0in" fo:margin-bottom="0in" style:contextual-spacing="false"/>
      <style:text-properties fo:color="#000000" loext:opacity="100%" style:font-name="Nimbus Roman" fo:font-size="12pt" fo:font-weight="normal" officeooo:rsid="006f833c" officeooo:paragraph-rsid="008ab892" style:font-size-asian="10.5pt" style:font-weight-asian="normal" style:font-size-complex="12pt" style:font-weight-complex="normal"/>
    </style:style>
    <style:style style:name="P37" style:family="paragraph" style:parent-style-name="Text_20_body" style:list-style-name="L2">
      <style:paragraph-properties fo:margin-top="0in" fo:margin-bottom="0in" style:contextual-spacing="false"/>
      <style:text-properties fo:color="#000000" loext:opacity="100%" style:font-name="Nimbus Roman" fo:font-size="12pt" fo:font-weight="normal" officeooo:rsid="0073f754" officeooo:paragraph-rsid="008ab892" style:font-size-asian="10.5pt" style:font-weight-asian="normal" style:font-size-complex="12pt" style:font-weight-complex="normal"/>
    </style:style>
    <style:style style:name="P38" style:family="paragraph" style:parent-style-name="Text_20_body">
      <style:text-properties fo:color="#000000" loext:opacity="100%" style:font-name="Nimbus Roman" fo:font-size="12pt" fo:font-weight="normal" officeooo:rsid="002b00d3" officeooo:paragraph-rsid="00364761" style:font-size-asian="12pt" style:font-weight-asian="normal" style:font-size-complex="12pt" style:font-weight-complex="normal"/>
    </style:style>
    <style:style style:name="P39" style:family="paragraph" style:parent-style-name="Text_20_body">
      <style:text-properties fo:color="#000000" loext:opacity="100%" style:font-name="Nimbus Roman" fo:font-size="12pt" fo:font-weight="normal" officeooo:rsid="0030e5c2" officeooo:paragraph-rsid="00364761" style:font-size-asian="12pt" style:font-weight-asian="normal" style:font-size-complex="12pt" style:font-weight-complex="normal"/>
    </style:style>
    <style:style style:name="P40" style:family="paragraph" style:parent-style-name="Text_20_body">
      <style:text-properties fo:color="#000000" loext:opacity="100%" style:font-name="Nimbus Roman" fo:font-size="12pt" fo:font-weight="bold" officeooo:rsid="002ab20b" officeooo:paragraph-rsid="00364761" style:font-size-asian="12pt" style:font-weight-asian="bold" style:font-size-complex="12pt" style:font-weight-complex="bold"/>
    </style:style>
    <style:style style:name="P41" style:family="paragraph" style:parent-style-name="Text_20_body">
      <style:text-properties fo:color="#000000" loext:opacity="100%" style:font-name="Nimbus Roman" fo:font-size="12pt" fo:font-weight="bold" officeooo:rsid="002ab20b" officeooo:paragraph-rsid="002b00d3" style:font-size-asian="12pt" style:font-weight-asian="bold" style:font-size-complex="12pt" style:font-weight-complex="bold"/>
    </style:style>
    <style:style style:name="P42" style:family="paragraph" style:parent-style-name="Text_20_body">
      <style:text-properties fo:color="#000000" loext:opacity="100%" style:font-name="Nimbus Roman" fo:font-size="12pt" fo:font-weight="bold" officeooo:rsid="003d002c" officeooo:paragraph-rsid="003d002c" style:font-size-asian="12pt" style:font-weight-asian="bold" style:font-size-complex="12pt" style:font-weight-complex="bold"/>
    </style:style>
    <style:style style:name="P43" style:family="paragraph" style:parent-style-name="Text_20_body">
      <style:text-properties fo:color="#000000" loext:opacity="100%" style:font-name="Nimbus Roman" fo:font-size="12pt" officeooo:paragraph-rsid="00364761" style:font-size-asian="12pt" style:font-size-complex="12pt"/>
    </style:style>
    <style:style style:name="P44" style:family="paragraph" style:parent-style-name="Text_20_body">
      <style:text-properties style:font-name="Nimbus Roman" fo:font-size="12pt" style:font-size-asian="12pt" style:font-size-complex="12pt"/>
    </style:style>
    <style:style style:name="P45" style:family="paragraph" style:parent-style-name="Text_20_body">
      <style:text-properties style:font-name="Nimbus Roman" fo:font-size="12pt" officeooo:paragraph-rsid="00364761" style:font-size-asian="12pt" style:font-size-complex="12pt"/>
    </style:style>
    <style:style style:name="P46" style:family="paragraph" style:parent-style-name="Text_20_body" style:list-style-name="L1">
      <style:paragraph-properties fo:margin-top="0in" fo:margin-bottom="0in" style:contextual-spacing="false"/>
      <style:text-properties style:font-name="Nimbus Roman" fo:font-size="12pt" style:font-size-asian="12pt" style:font-size-complex="12pt"/>
    </style:style>
    <style:style style:name="P47" style:family="paragraph" style:parent-style-name="Text_20_body" style:list-style-name="L1">
      <style:paragraph-properties fo:margin-top="0in" fo:margin-bottom="0in" style:contextual-spacing="false"/>
      <style:text-properties style:font-name="Nimbus Roman" fo:font-size="12pt" officeooo:paragraph-rsid="002ab20b" style:font-size-asian="12pt" style:font-size-complex="12pt"/>
    </style:style>
    <style:style style:name="P48" style:family="paragraph" style:parent-style-name="Text_20_body" style:list-style-name="L1">
      <style:text-properties style:font-name="Nimbus Roman" fo:font-size="12pt" style:font-size-asian="12pt" style:font-size-complex="12pt"/>
    </style:style>
    <style:style style:name="P49" style:family="paragraph" style:parent-style-name="Text_20_body">
      <style:text-properties style:font-name="Nimbus Roman" fo:font-size="12pt" officeooo:paragraph-rsid="004552cb" style:font-size-asian="12pt" style:font-size-complex="12pt"/>
    </style:style>
    <style:style style:name="P50" style:family="paragraph" style:parent-style-name="Text_20_body">
      <style:text-properties style:font-name="Nimbus Roman" fo:font-size="12pt" officeooo:paragraph-rsid="0045a023" style:font-size-asian="12pt" style:font-size-complex="12pt"/>
    </style:style>
    <style:style style:name="P51" style:family="paragraph" style:parent-style-name="Text_20_body">
      <style:text-properties style:font-name="Nimbus Roman" fo:font-size="12pt" officeooo:paragraph-rsid="0048b4fe" style:font-size-asian="12pt" style:font-size-complex="12pt"/>
    </style:style>
    <style:style style:name="P52" style:family="paragraph" style:parent-style-name="Text_20_body">
      <style:text-properties style:font-name="Nimbus Roman" fo:font-size="12pt" officeooo:rsid="0048b4fe" officeooo:paragraph-rsid="0048b4fe" style:font-size-asian="12pt" style:font-size-complex="12pt"/>
    </style:style>
    <style:style style:name="P53" style:family="paragraph" style:parent-style-name="Text_20_body">
      <style:text-properties style:font-name="Nimbus Roman" fo:font-size="12pt" style:text-underline-style="solid" style:text-underline-width="auto" style:text-underline-color="font-color" fo:font-weight="bold" officeooo:rsid="00365e6e" officeooo:paragraph-rsid="00365e6e" style:font-size-asian="12pt" style:font-weight-asian="bold" style:font-size-complex="12pt" style:font-weight-complex="bold"/>
    </style:style>
    <style:style style:name="P54" style:family="paragraph" style:parent-style-name="Text_20_body">
      <style:text-properties style:font-name="Nimbus Roman" fo:font-size="12pt" style:text-underline-style="solid" style:text-underline-width="auto" style:text-underline-color="font-color" fo:font-weight="bold" officeooo:rsid="0038c3f4" officeooo:paragraph-rsid="0038c3f4" style:font-size-asian="12pt" style:font-weight-asian="bold" style:font-size-complex="12pt" style:font-weight-complex="bold"/>
    </style:style>
    <style:style style:name="P55" style:family="paragraph" style:parent-style-name="Text_20_body">
      <style:text-properties style:font-name="Nimbus Roman" fo:font-size="12pt" style:text-underline-style="solid" style:text-underline-width="auto" style:text-underline-color="font-color" fo:font-weight="bold" officeooo:rsid="00396854" officeooo:paragraph-rsid="00396854" style:font-size-asian="12pt" style:font-weight-asian="bold" style:font-size-complex="12pt" style:font-weight-complex="bold"/>
    </style:style>
    <style:style style:name="P56" style:family="paragraph" style:parent-style-name="Text_20_body">
      <style:text-properties style:font-name="Nimbus Roman" fo:font-size="12pt" style:text-underline-style="solid" style:text-underline-width="auto" style:text-underline-color="font-color" fo:font-weight="bold" officeooo:rsid="003d002c" officeooo:paragraph-rsid="003d002c" style:font-size-asian="12pt" style:font-weight-asian="bold" style:font-size-complex="12pt" style:font-weight-complex="bold"/>
    </style:style>
    <style:style style:name="P57" style:family="paragraph" style:parent-style-name="Text_20_body">
      <style:text-properties style:font-name="Nimbus Roman" fo:font-size="12pt" fo:font-weight="normal" officeooo:rsid="003d002c" officeooo:paragraph-rsid="003d002c" style:font-size-asian="12pt" style:font-weight-asian="normal" style:font-size-complex="12pt" style:font-weight-complex="normal"/>
    </style:style>
    <style:style style:name="P58" style:family="paragraph" style:parent-style-name="Text_20_body">
      <style:text-properties style:font-name="Nimbus Roman" fo:font-size="12pt" fo:font-weight="normal" officeooo:rsid="003f2a67" officeooo:paragraph-rsid="003f2a67" style:font-size-asian="12pt" style:font-weight-asian="normal" style:font-size-complex="12pt" style:font-weight-complex="normal"/>
    </style:style>
    <style:style style:name="P59" style:family="paragraph" style:parent-style-name="Text_20_body">
      <style:text-properties style:font-name="Nimbus Roman" fo:font-size="12pt" fo:font-weight="normal" officeooo:rsid="0054f286" officeooo:paragraph-rsid="0054f286" style:font-size-asian="10.5pt" style:font-weight-asian="normal" style:font-size-complex="12pt" style:font-weight-complex="normal"/>
    </style:style>
    <style:style style:name="P60" style:family="paragraph" style:parent-style-name="Text_20_body">
      <style:text-properties style:font-name="Nimbus Roman" fo:font-size="12pt" fo:font-weight="normal" officeooo:rsid="005661dd" officeooo:paragraph-rsid="005661dd" style:font-size-asian="10.5pt" style:font-weight-asian="normal" style:font-size-complex="12pt" style:font-weight-complex="normal"/>
    </style:style>
    <style:style style:name="P61" style:family="paragraph" style:parent-style-name="Text_20_body">
      <style:text-properties style:font-name="Nimbus Roman" fo:font-size="12pt" fo:font-weight="normal" officeooo:rsid="0057f571" officeooo:paragraph-rsid="0057f571" style:font-size-asian="10.5pt" style:font-weight-asian="normal" style:font-size-complex="12pt" style:font-weight-complex="normal"/>
    </style:style>
    <style:style style:name="P62" style:family="paragraph" style:parent-style-name="Text_20_body">
      <style:text-properties style:font-name="Nimbus Roman" fo:font-size="12pt" fo:font-weight="bold" officeooo:rsid="003f2a67" officeooo:paragraph-rsid="003f2a67" style:font-size-asian="12pt" style:font-weight-asian="bold" style:font-size-complex="12pt" style:font-weight-complex="bold"/>
    </style:style>
    <style:style style:name="P63" style:family="paragraph" style:parent-style-name="Text_20_body" style:list-style-name="L2">
      <style:paragraph-properties fo:margin-top="0in" fo:margin-bottom="0in" style:contextual-spacing="false"/>
      <style:text-properties style:font-name="Nimbus Roman"/>
    </style:style>
    <style:style style:name="P64" style:family="paragraph" style:parent-style-name="Text_20_body" style:list-style-name="L2">
      <style:text-properties style:font-name="Nimbus Roman"/>
    </style:style>
    <style:style style:name="P65" style:family="paragraph" style:parent-style-name="Text_20_body" style:list-style-name="L2">
      <style:paragraph-properties fo:margin-top="0in" fo:margin-bottom="0in" style:contextual-spacing="false"/>
      <style:text-properties style:font-name="Nimbus Roman" officeooo:paragraph-rsid="008bfeb1"/>
    </style:style>
    <style:style style:name="P66" style:family="paragraph" style:parent-style-name="Text_20_body">
      <style:text-properties style:font-name="Nimbus Roman" officeooo:paragraph-rsid="00364761"/>
    </style:style>
    <style:style style:name="P67" style:family="paragraph" style:parent-style-name="Text_20_body">
      <style:text-properties style:font-name="Nimbus Roman" fo:font-size="14pt" fo:font-weight="bold" officeooo:rsid="0054f286" officeooo:paragraph-rsid="006dd0ab" style:font-size-asian="14pt" style:font-weight-asian="bold" style:font-size-complex="14pt" style:font-weight-complex="bold"/>
    </style:style>
    <style:style style:name="T1" style:family="text">
      <style:text-properties fo:color="#000000" loext:opacity="100%"/>
    </style:style>
    <style:style style:name="T2" style:family="text">
      <style:text-properties fo:color="#000000" loext:opacity="100%" fo:font-weight="normal" officeooo:rsid="00221cec" style:font-weight-asian="normal" style:font-weight-complex="normal"/>
    </style:style>
    <style:style style:name="T3" style:family="text">
      <style:text-properties fo:color="#000000" loext:opacity="100%" fo:font-weight="normal" officeooo:rsid="00201510" style:font-weight-asian="normal" style:font-weight-complex="normal"/>
    </style:style>
    <style:style style:name="T4" style:family="text">
      <style:text-properties fo:color="#000000" loext:opacity="100%" fo:font-weight="normal" officeooo:rsid="002324dc" style:font-weight-asian="normal" style:font-weight-complex="normal"/>
    </style:style>
    <style:style style:name="T5" style:family="text">
      <style:text-properties fo:color="#000000" loext:opacity="100%" fo:font-weight="normal" officeooo:rsid="00250f15" style:font-weight-asian="normal" style:font-weight-complex="normal"/>
    </style:style>
    <style:style style:name="T6" style:family="text">
      <style:text-properties fo:color="#000000" loext:opacity="100%" fo:font-weight="normal" officeooo:rsid="00239014" style:font-weight-asian="normal" style:font-weight-complex="normal"/>
    </style:style>
    <style:style style:name="T7" style:family="text">
      <style:text-properties fo:color="#000000" loext:opacity="100%" fo:font-weight="normal" officeooo:rsid="0024591f" style:font-weight-asian="normal" style:font-weight-complex="normal"/>
    </style:style>
    <style:style style:name="T8" style:family="text">
      <style:text-properties fo:color="#000000" loext:opacity="100%" fo:font-weight="normal" officeooo:rsid="002e9aa8" style:font-weight-asian="normal" style:font-weight-complex="normal"/>
    </style:style>
    <style:style style:name="T9" style:family="text">
      <style:text-properties fo:color="#000000" loext:opacity="100%" fo:font-weight="normal" officeooo:rsid="002ff917" style:font-weight-asian="normal" style:font-weight-complex="normal"/>
    </style:style>
    <style:style style:name="T10" style:family="text">
      <style:text-properties fo:color="#000000" loext:opacity="100%" fo:font-weight="normal" officeooo:rsid="0030e5c2" style:font-weight-asian="normal" style:font-weight-complex="normal"/>
    </style:style>
    <style:style style:name="T11" style:family="text">
      <style:text-properties fo:color="#000000" loext:opacity="100%" fo:font-size="12pt" fo:font-weight="normal" officeooo:rsid="002ab20b" style:font-size-asian="12pt" style:font-weight-asian="normal" style:font-size-complex="12pt" style:font-weight-complex="normal"/>
    </style:style>
    <style:style style:name="T12" style:family="text">
      <style:text-properties fo:color="#000000" loext:opacity="100%" fo:font-size="12pt" fo:font-weight="normal" officeooo:rsid="006f7a5f" style:font-size-asian="12pt" style:font-weight-asian="normal" style:font-size-complex="12pt" style:font-weight-complex="normal"/>
    </style:style>
    <style:style style:name="T13" style:family="text">
      <style:text-properties fo:color="#000000" loext:opacity="100%" fo:font-size="12pt" fo:font-weight="normal" officeooo:rsid="0071df9f" style:font-size-asian="10.5pt" style:font-weight-asian="normal" style:font-size-complex="12pt" style:font-weight-complex="normal"/>
    </style:style>
    <style:style style:name="T14" style:family="text">
      <style:text-properties fo:color="#000000" loext:opacity="100%" fo:font-size="12pt" fo:font-weight="bold" officeooo:rsid="002ab20b" style:font-size-asian="12pt" style:font-weight-asian="bold" style:font-size-complex="12pt" style:font-weight-complex="bold"/>
    </style:style>
    <style:style style:name="T15" style:family="text">
      <style:text-properties fo:color="#000000" loext:opacity="100%" fo:font-size="12pt" fo:font-weight="bold" officeooo:rsid="006f7a5f" style:font-size-asian="10.5pt" style:font-weight-asian="bold" style:font-size-complex="12pt" style:font-weight-complex="bold"/>
    </style:style>
    <style:style style:name="T16" style:family="text">
      <style:text-properties fo:color="#000000" loext:opacity="100%" fo:font-size="12pt" fo:font-weight="bold" officeooo:rsid="0071df9f" style:font-size-asian="10.5pt" style:font-weight-asian="bold" style:font-size-complex="12pt" style:font-weight-complex="bold"/>
    </style:style>
    <style:style style:name="T17" style:family="text">
      <style:text-properties fo:color="#000000" loext:opacity="100%" officeooo:rsid="0030e5c2"/>
    </style:style>
    <style:style style:name="T18" style:family="text">
      <style:text-properties fo:color="#000000" loext:opacity="100%" officeooo:rsid="002ab20b"/>
    </style:style>
    <style:style style:name="T19" style:family="text">
      <style:text-properties fo:color="#000000" loext:opacity="100%" fo:font-size="14pt" fo:font-weight="bold" officeooo:rsid="002ab20b" style:font-size-asian="14pt" style:font-weight-asian="bold" style:font-size-complex="14pt"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b00d3" style:font-weight-asian="normal" style:font-weight-complex="normal"/>
    </style:style>
    <style:style style:name="T23" style:family="text">
      <style:text-properties fo:font-weight="normal" officeooo:rsid="002cc889" style:font-weight-asian="normal" style:font-weight-complex="normal"/>
    </style:style>
    <style:style style:name="T24" style:family="text">
      <style:text-properties fo:font-weight="normal" style:font-size-asian="12pt" style:font-weight-asian="normal" style:font-weight-complex="normal"/>
    </style:style>
    <style:style style:name="T25" style:family="text">
      <style:text-properties fo:font-weight="normal" officeooo:rsid="002ab20b" style:font-size-asian="12pt" style:font-weight-asian="normal" style:font-weight-complex="normal"/>
    </style:style>
    <style:style style:name="T26" style:family="text">
      <style:text-properties style:font-name="Nimbus Roman" fo:font-size="12pt" style:font-size-asian="12pt" style:font-size-complex="12pt"/>
    </style:style>
    <style:style style:name="T27" style:family="text">
      <style:text-properties fo:font-size="14pt" style:font-size-asian="14pt" style:font-size-complex="14pt"/>
    </style:style>
    <style:style style:name="T28" style:family="text">
      <style:text-properties fo:font-size="14pt" officeooo:rsid="002ab20b"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bold" officeooo:rsid="006a6aac" style:font-size-asian="14pt" style:font-weight-asian="bold" style:font-size-complex="14pt" style:font-weight-complex="bold"/>
    </style:style>
    <style:style style:name="T31" style:family="text">
      <style:text-properties officeooo:rsid="00364761"/>
    </style:style>
    <style:style style:name="T32" style:family="text">
      <style:text-properties officeooo:rsid="00365e6e"/>
    </style:style>
    <style:style style:name="T33" style:family="text">
      <style:text-properties officeooo:rsid="00396854"/>
    </style:style>
    <style:style style:name="T34" style:family="text">
      <style:text-properties officeooo:rsid="003da992"/>
    </style:style>
    <style:style style:name="T35" style:family="text">
      <style:text-properties officeooo:rsid="003f2a67"/>
    </style:style>
    <style:style style:name="T36" style:family="text">
      <style:text-properties officeooo:rsid="0041f236"/>
    </style:style>
    <style:style style:name="T37" style:family="text">
      <style:text-properties officeooo:rsid="0043d311"/>
    </style:style>
    <style:style style:name="T38" style:family="text">
      <style:text-properties officeooo:rsid="00455000"/>
    </style:style>
    <style:style style:name="T39" style:family="text">
      <style:text-properties officeooo:rsid="004552cb"/>
    </style:style>
    <style:style style:name="T40" style:family="text">
      <style:text-properties officeooo:rsid="0048b4fe"/>
    </style:style>
    <style:style style:name="T41" style:family="text">
      <style:text-properties officeooo:rsid="004d2da5"/>
    </style:style>
    <style:style style:name="T42" style:family="text">
      <style:text-properties officeooo:rsid="004d61e1"/>
    </style:style>
    <style:style style:name="T43" style:family="text">
      <style:text-properties officeooo:rsid="004f4eb6"/>
    </style:style>
    <style:style style:name="T44" style:family="text">
      <style:text-properties officeooo:rsid="0057d19d"/>
    </style:style>
    <style:style style:name="T45" style:family="text">
      <style:text-properties officeooo:rsid="0057f571"/>
    </style:style>
    <style:style style:name="T46" style:family="text">
      <style:text-properties officeooo:rsid="0057f949"/>
    </style:style>
    <style:style style:name="T47" style:family="text">
      <style:text-properties officeooo:rsid="0058a800"/>
    </style:style>
    <style:style style:name="T48" style:family="text">
      <style:text-properties officeooo:rsid="005b424c"/>
    </style:style>
    <style:style style:name="T49" style:family="text">
      <style:text-properties fo:font-size="12pt" style:font-size-asian="12pt" style:font-size-complex="12pt"/>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officeooo:rsid="0067394e"/>
    </style:style>
    <style:style style:name="T52" style:family="text">
      <style:text-properties officeooo:rsid="006f7a5f"/>
    </style:style>
    <style:style style:name="T53" style:family="text">
      <style:text-properties officeooo:rsid="00709f2d"/>
    </style:style>
    <style:style style:name="T54" style:family="text">
      <style:text-properties officeooo:rsid="0070a552"/>
    </style:style>
    <style:style style:name="T55" style:family="text">
      <style:text-properties officeooo:rsid="00757407"/>
    </style:style>
    <style:style style:name="T56" style:family="text">
      <style:text-properties officeooo:rsid="007a7c93"/>
    </style:style>
    <style:style style:name="T57" style:family="text">
      <style:text-properties officeooo:rsid="007cbe5c"/>
    </style:style>
    <style:style style:name="T58" style:family="text">
      <style:text-properties style:font-name="Nimbus Roman"/>
    </style:style>
    <style:style style:name="T59" style:family="text">
      <style:text-properties style:font-name="Nimbus Roman" fo:font-size="12pt" fo:font-weight="normal" style:font-size-asian="12pt" style:font-weight-asian="normal" style:font-size-complex="12pt" style:font-weight-complex="normal"/>
    </style:style>
    <style:style style:name="T60" style:family="text">
      <style:text-properties style:font-name="Nimbus Roman" fo:font-size="12pt" style:font-size-asian="12pt" style:font-size-complex="12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text:tab/><text:span text:style-name="T30">Background Of <text:s/>OMEDAD <text:s/>PLC</text:span></text:p>
      <text:p text:style-name="P10"/>
      <text:p text:style-name="P10"/>
      <text:p text:style-name="P10">OMEDAD PLC was born in October 1992, out of the united will of five Ethiopian entrepreneurs, who are senior members of the business community. OMEDAD was incorporated with the business objective of serving offices, homes, hotels, hospitals, and educational institutions.</text:p>
      <text:p text:style-name="P2"><text:span text:style-name="T59">The acronym </text:span><text:span text:style-name="Strong_20_Emphasis"><text:span text:style-name="T26">OMEDAD</text:span></text:span><text:span text:style-name="T59"> represents <text:line-break/><text:line-break/></text:span><text:span text:style-name="Strong_20_Emphasis"><text:span text:style-name="T26">O Office</text:span></text:span><text:span text:style-name="T59"><text:line-break/></text:span><text:span text:style-name="Strong_20_Emphasis"><text:span text:style-name="T26">M Machine</text:span></text:span><text:span text:style-name="T59"><text:line-break/></text:span><text:span text:style-name="Strong_20_Emphasis"><text:span text:style-name="T26">E Electronics/Equipment</text:span></text:span><text:span text:style-name="T59"><text:line-break/></text:span><text:span text:style-name="Strong_20_Emphasis"><text:span text:style-name="T26">D Domestic</text:span></text:span><text:span text:style-name="T59"><text:line-break/></text:span><text:span text:style-name="Strong_20_Emphasis"><text:span text:style-name="T26">A Appliance</text:span></text:span><text:span text:style-name="T59"><text:line-break/></text:span><text:span text:style-name="Strong_20_Emphasis"><text:span text:style-name="T26">D Distributor</text:span></text:span><text:span text:style-name="T58"><text:line-break/></text:span><text:span text:style-name="T59"><text:line-break/>OMEDAD started with a single outlet in a small house in Addis Ababa. Currently it is operating from 22 outlets in the capital and major commercial centers all over the country. All branch offices are well organized, have an efficient distribution service as well as an efficient technical backup service. Each outlet supports a dealer network. We can <text:s/>say OMEDAD leads the sector both in its distribution outlets and its efficient after sales service to its customers.<text:line-break/><text:line-break/>OMEDAD enjoys a mature and strong professional team. Its founders represent the highest organ of its management possessing over 200 years of combined, seasoned experience and serving as the Board of Directors. Before incorporating OMEDAD in 1992 each one of its founders were holding leadership positions in public and private companies. Its founders maintain a spotless track record and have earned the respect of the business community at large. The quick takeoff and growth of OMEDAD is strongly linked with the excellence, respect and relationship that the founders maintain with the financial sector and the business community at large.</text:span><text:span text:style-name="T58"><text:tab/><text:tab/></text:span></text:p>
      <text:p text:style-name="P1"/>
      <text:h text:style-name="P4" text:outline-level="2">Services </text:h>
      <text:p text:style-name="P44">Technical Service Division is established to provide Technical Backup Support to all OMEDAD Customers.<text:line-break/>Vision<text:line-break/>• To be most preferred and dependable technical service center with utmost customers satisfaction. <text:line-break/><text:line-break/><text:span text:style-name="T20">Mission</text:span><text:line-break/>•  To provide efficient, high quality technical support in socially responsible manner<text:line-break/><text:line-break/><text:span text:style-name="T20">Values</text:span><text:line-break/>• Attain Excellence with professionalism and Integrity. <text:line-break/>•  Integrity <text:line-break/>•  Accountability<text:line-break/>•  Team Sprit<text:line-break/>•  Social Responsiveness<text:line-break/><text:soft-page-break/><text:line-break/>Committed to deliver the highest level of customer satisfaction in the :- Installation, Testing, <text:span text:style-name="T20">commissioning &amp; Training</text:span><text:line-break/>Preventive and/or corrective maintenance<text:line-break/>Technical consultation<text:line-break/>The division has three Workshops<text:line-break/>1.    Office Machine maintenance workshops (OM)<text:line-break/>2.    Domestic And Catering Equipment maintenance workshop<text:line-break/>3.    Computer, consumer Electronics equipment maintenance workshop</text:p>
      <text:p text:style-name="P19"/>
      <text:p text:style-name="P1"><text:span text:style-name="T59">Most of the products that we deal with are either electronics or electromechanical goods. The nature of the product requires regular servicing with or without change of spare parts. In order to keep a satisfied customer our technical backup service is therefore efficient and reliable. Competent technical manpower, sufficient stock of spare parts, state of the art repair equipment and adequate working space are required to keep a satisfied customer and an all time customer for </text:span><text:span text:style-name="Strong_20_Emphasis"><text:span text:style-name="T59">OMEDAD.</text:span></text:span></text:p>
      <text:p text:style-name="P1"/>
      <text:p text:style-name="P9"><text:span text:style-name="T51">O</text:span>MEDAD runs a large technical center, which employs more than 45 experienced technicians in its multi purpose workshop as well as outlying branches. Our workshop is adequately equipped with state of art equipment.</text:p>
      <text:p text:style-name="P9"/>
      <text:h text:style-name="P6" text:outline-level="2"><text:span text:style-name="T18">Customers</text:span></text:h>
      <text:h text:style-name="P7" text:outline-level="2">Governmental Organizations</text:h>
      <text:h text:style-name="P7" text:outline-level="2">Higher Educational Institutions</text:h>
      <text:h text:style-name="P6" text:outline-level="2">Financial Institutions </text:h>
      <text:h text:style-name="P6" text:outline-level="2">Health Institutions</text:h>
      <text:h text:style-name="P6" text:outline-level="2">Breweries International and Non-Governmental Organizations </text:h>
      <text:h text:style-name="P6" text:outline-level="2">Hotels </text:h>
      <text:p text:style-name="P29"><text:tab/><text:tab/></text:p>
      <text:p text:style-name="P29"><text:tab/><text:tab/><text:tab/><text:tab/>Background of field of practices</text:p>
      <text:p text:style-name="P16"/>
      <text:p text:style-name="P18"/>
      <text:p text:style-name="P25">HRGS(Human resource&amp;<text:span text:style-name="T56">General service)department</text:span></text:p>
      <text:p text:style-name="P34">It was the department I was in that gave a lot of knowledge, <text:span text:style-name="T57">it is one of the most needed and Important departments in the company </text:span></text:p>
      <text:p text:style-name="P35"><text:span text:style-name="T57">H</text:span>uman resource and general service activities such overseeing safe guarding of the company properties; proper utilization and management of vehicles; monitor legislative activities shall in place  to administrator human resources.</text:p>
      <text:list xml:id="list2241279822" text:style-name="L2">
        <text:list-item>
          <text:p text:style-name="P63"><text:soft-page-break/>Follow up the recruitment, promotion, transfer and dismissal of the organization's human resources in accordance with the law and the organization's guidelines;</text:p>
        </text:list-item>
        <text:list-item>
          <text:p text:style-name="P63">Ensures the safety and health of workers;</text:p>
        </text:list-item>
        <text:list-item>
          <text:p text:style-name="P63">Records and reports sick, grievances and various permits issued to be effective by employees</text:p>
        </text:list-item>
        <text:list-item>
          <text:p text:style-name="P63">Provides family and pension identification of new employees; record the information </text:p>
        </text:list-item>
        <text:list-item>
          <text:p text:style-name="P63">Develop a plan for daily work; Informs the nearest supervisors to prepare the required inputs on time; act timely for result</text:p>
        </text:list-item>
        <text:list-item>
          <text:p text:style-name="P63">Provide a detailed monthly report on telephone, electricity, water and other monthly expenses and coordinate timely payment of due time</text:p>
        </text:list-item>
        <text:list-item>
          <text:p text:style-name="P63">Renew the company various licenses and other similar activities related to the annual service fees</text:p>
        </text:list-item>
        <text:list-item>
          <text:p text:style-name="P65">Deploys the company's vehicles on a daily basis, monitors the operation of the enterprise; monitors the consumption of fuel and lubricants; provides timely maintenance and service of vehicles<text:span text:style-name="T16">.</text:span></text:p>
          <text:p text:style-name="P65"><text:span text:style-name="T16"><text:s/>Procurement department;</text:span><text:span text:style-name="T13">Procurement planning is undertaken as part of the program/service planning process.The primary concept of procurement is that advanced planning, scheduling and bulk purchasing result in cost savings, efficient business operation, and increased value for money. </text:span></text:p>
          <text:p text:style-name="P17"/>
          <text:p text:style-name="P37">I didn’t have that much interaction with division <text:span text:style-name="T55">but they made some request for purchasing requests for computer parts but other than that I didn’t have that much information about them.</text:span></text:p>
        </text:list-item>
        <text:list-item>
          <text:p text:style-name="P63">Ensures the safeguarding of property and premises;</text:p>
        </text:list-item>
        <text:list-item>
          <text:p text:style-name="P65">Transfer employee’s working hour attendance information to the Department of Finance; due payroll preparation . </text:p>
          <text:p text:style-name="P65"><text:span text:style-name="T15">Finance department :</text:span><text:span text:style-name="T11">The financial </text:span><text:span text:style-name="T12">department </text:span><text:span text:style-name="T11">is </text:span><text:span text:style-name="T12">tasked with </text:span><text:span text:style-name="T11">financial estimates which affect the financial condition in business of the organizations. The financial management enables the organizations to plan, to use projects, future financial realizations of capital, property and necessary stuff for maximization of the return of investments.</text:span><text:span text:style-name="T19"><text:tab/></text:span></text:p>
          <text:p text:style-name="P36">I was in the HRGS department our connection salary payment,giving approval to have funds released for supply&amp;other purchases for example if we had maintenance issues with the companies cars we had to make some procedures and give a statement to the finance department to get ap<text:span text:style-name="T53">p</text:span>roval for the purchase. <text:span text:style-name="T54">It had to be within the interest <text:s/>of the company.</text:span></text:p>
        </text:list-item>
        <text:list-item>
          <text:p text:style-name="P63">Performs periodic staff review by the authorized body</text:p>
        </text:list-item>
        <text:list-item>
          <text:p text:style-name="P63">Assess the various requests from the employees of the enterprise and the decisions made by the relevant managers in accordance with the provisions of the Labor Proclamation and the collective bargaining agreement</text:p>
        </text:list-item>
        <text:list-item>
          <text:p text:style-name="P64">Implements other duties assigned by the immediate supervisor</text:p>
        </text:list-item>
      </text:list>
      <text:p text:style-name="P22"/>
      <text:p text:style-name="P22"/>
      <text:p text:style-name="P21"/>
      <text:p text:style-name="P28"/>
      <text:p text:style-name="P28"><text:soft-page-break/>Educational value of Internship program</text:p>
      <text:p text:style-name="P40"/>
      <text:p text:style-name="P66"><text:span text:style-name="T14">Application of education and career exploration.</text:span><text:span text:style-name="T11"><text:line-break/>Internships are a great way to connect classroom knowledge to real-world experience. Learning is one thing, but taking those skills into the workforce and applying them is a great way to explore different career paths and specializations that suit individual interests. </text:span></text:p>
      <text:p text:style-name="P38">I can say there are a lot of merits to the program because it can show us that the real world is much more difficult than what is described and we must see the knowledge that is needed from class room and general knowledge that we gain from our day to day experiences.</text:p>
      <text:p text:style-name="P66"><text:span text:style-name="T20">Gain experience and increase marketability.</text:span><text:span text:style-name="T21"><text:line-break/>Having an internship gives you experience in the career field you want to pursue. Not only does this give individuals an edge over other candidates when applying for jobs, but it also prepares them for what to expect in their field and increases confidence in their work.</text:span></text:p>
      <text:p text:style-name="P66"><text:span text:style-name="T21"><text:s/></text:span><text:span text:style-name="T22">In the job that I was assigned I can say that I was lucky enough </text:span><text:span text:style-name="T23">to have great supervisor that helped me see the business aspect of the job in supplying inventory,inspecting supplies and observing the maintenance of the company’s assets and showing me why it is needed.</text:span></text:p>
      <text:p text:style-name="P66"><text:span text:style-name="T20">Networking.</text:span><text:span text:style-name="T21"><text:line-break/>Having an internship benefits you in the working environment, and it also builds your professional network. There is a 1 in 16 chance of securing a job by connecting with people, so networking is critical. Internships provide a great environment to meet professionals in the career field you want to pursue, as well as other interns who have similar interests. </text:span></text:p>
      <text:p text:style-name="P45"><text:span text:style-name="T8">I have met with some great and smart business man they were generous enough to help in my job at the time by communicating with the I was able to identify some problems that I had <text:s/>never re</text:span><text:span text:style-name="T9">ali</text:span><text:span text:style-name="T8">ze</text:span><text:span text:style-name="T9">d </text:span><text:span text:style-name="T10">within me by making those connection I was able to get people that can help me for the better, Networking not only helps us with our job life bit it can help us in other area to,who knows when that day will come.</text:span></text:p>
      <text:p text:style-name="P20"/>
      <text:p text:style-name="P20"><text:tab/><text:tab/><text:tab/><text:tab/><text:span text:style-name="T27">Responsibilities during internship</text:span></text:p>
      <text:p text:style-name="P20"/>
      <text:p text:style-name="P20">a<text:span text:style-name="T31">)</text:span> Initial Responsibilities </text:p>
      <text:p text:style-name="P30"><text:span text:style-name="T3">- Well at the beginning I was a bystander in my first days because I was clueless about the job, I was </text:span><text:span text:style-name="T2">in HRGS(Human resource&amp;General service)department specifically in the general service office.</text:span></text:p>
      <text:p text:style-name="P12">The job required both in and out of office works. </text:p>
      <text:p text:style-name="P12"/>
      <text:p text:style-name="P31"><text:span text:style-name="T2">- I started traveling with the </text:span><text:span text:style-name="T4">g</text:span><text:span text:style-name="T2">eneral service </text:span><text:span text:style-name="T4">head to buy supplies and perform maintena</text:span><text:span text:style-name="T5">n</text:span><text:span text:style-name="T4">ce to branches and the head office t</text:span><text:span text:style-name="T6">hen I was after some time I given the task of purchasing the supplies it was my first job and it was prett</text:span><text:span text:style-name="T7">y hard given the number of items and the time frame I was given to provide the supplies as well as the communication needed with the suppliers, I was </text:span><text:span text:style-name="T5">awkward at first but the supervisor was generous enough to give me tips and judgment on my communication skills so I can improve them for the better, There was still the issue of the information flow and culture of the organization but I cooped up and learned slowly.</text:span></text:p>
      <text:p text:style-name="P13"><text:soft-page-break/></text:p>
      <text:p text:style-name="P13">- This were my initial responsibilities that were to clarify purchasing supplies as well as maintenance of the supplies.</text:p>
      <text:p text:style-name="P33"/>
      <text:p text:style-name="P33"/>
      <text:p text:style-name="P33"><text:span text:style-name="T31">b)</text:span>Duties and Responsibilities</text:p>
      <text:p text:style-name="P32"/>
      <text:list xml:id="list1132298080" text:style-name="L1">
        <text:list-item>
          <text:p text:style-name="P46">Carries out various activities related to such areas as shipping and receiving, materials handling, warehousing and inventory control, and/or property management, as appropriate to the position.</text:p>
        </text:list-item>
        <text:list-item>
          <text:p text:style-name="P47">Operates various items of light and/or heavy equipment as appropriate for routine site maintenance, removal, and/or repair activities</text:p>
        </text:list-item>
        <text:list-item>
          <text:p text:style-name="P46">Maintains various supplies as appropriate to the needs of the unit; may coordinate and expedite purchase of assorted day-to-day supplies and equipment as appropriate.</text:p>
        </text:list-item>
        <text:list-item>
          <text:p text:style-name="P46">Performs various general office support as assigned; may act as courier for the unit in the pickup and delivery of documents, materials, equipment, and/or supplies.</text:p>
        </text:list-item>
        <text:list-item>
          <text:p text:style-name="P46">May perform routine, minor maintenance, installation, and repair of physical plant and equipment for the unit as appropriate to the position; may assist with and/or coordinate larger on-site maintenance/repair projects as required.</text:p>
        </text:list-item>
        <text:list-item>
          <text:p text:style-name="P48">Performs miscellaneous job-related duties as assigned. </text:p>
        </text:list-item>
      </text:list>
      <text:p text:style-name="P41"/>
      <text:h text:style-name="P5" text:outline-level="2"><text:bookmark text:name="My_personal_internship_experience"/><text:bookmark text:name="h-my-personal-internship-experience"/><text:tab/><text:tab/><text:tab/>My personal internship experience<text:span text:style-name="T32">(SWOT)</text:span></text:h>
      <text:p text:style-name="P45">As someone who has recently gone through the internship experience, I can say firsthand that it was a truly valuable learning experience. Though it may not have been the most glamorous job in the world, I gained so much from my time working as an intern. Here are a few things I learned during my internship experience:</text:p>
      <text:p text:style-name="P53">Strength</text:p>
      <text:p text:style-name="P49">1. How to work effectively in a professional environment – This was probably the biggest thing I took away from my internship. I learned how to dress appropriately, communicate effectively with co-workers and clients, and generally conduct myself in a professional manner.</text:p>
      <text:p text:style-name="P49"><text:span text:style-name="T36">Believe me when I say this,most of us interns don’t kno</text:span><text:span text:style-name="T37">w the moral codes that are needed to present ourselves in the work place, the first few weeks I needed to change my tone of speaking, discipline my self for time management as well as identifying my co-works and adjusting to enviro</text:span><text:span text:style-name="T38">n</text:span><text:span text:style-name="T37">ment </text:span><text:span text:style-name="T38">that made me realize how much I was lacking.</text:span></text:p>
      <text:p text:style-name="P50">2. The importance of taking initiative – In any job, it’s important to be proactive and take initiative, but this is especially true in an internship. There’s usually a lot of down-time in an internship, so it’s up to the intern to find ways to stay busy and productive. This can involve taking on additional projects, shadowing other employees, or simply offering to help out with anything that needs to be done.</text:p>
      <text:p text:style-name="P50"><text:soft-page-break/><text:span text:style-name="T38">I started wit identifying what I can do to help rather than being <text:s/>burden. <text:s/>it started with helping in documentation after that with participating in meeting and then taking requests from other </text:span><text:span text:style-name="T39">employee. It only takes afew words that can help initiate <text:s/>a conversation.</text:span></text:p>
      <text:p text:style-name="P26">3. How to handle adversity – There will inevitably be challenges that arise during an internship – whether it’s being assigned tasks that you don’t necessarily enjoy, working with difficult co-workers, or just feeling like you’re in over your head. It’s important to remember that these challenges are all part of the learning process and they will make you a better professional in the long run.</text:p>
      <text:p text:style-name="P43">Overall, I am so grateful for my internship experience and would encourage anyone who has the opportunity to do an internship to seize it. It’s a great way to learn more about yourself and the professional world, and to gain some valuable skills that you can use in your future career.</text:p>
      <text:h text:style-name="P8" text:outline-level="2"/>
      <text:h text:style-name="P8" text:outline-level="2"><text:bookmark text:name="h-what-i-learned-from-my-internship-experience"/><text:bookmark text:name="What_I_learned_from_my_internship_experience"/>What I learned from my internship experience</text:h>
      <text:p text:style-name="P54">T<text:span text:style-name="T33">hreats</text:span></text:p>
      <text:p text:style-name="P45">Working as an intern can be a great way to gain some real-world experience in your chosen field. But it can also be a bit of a learning curve, as you adapt to a new work environment and learn the ropes of your new job.</text:p>
      <text:p text:style-name="P45">Here are a few things I learned from my internship experience:</text:p>
      <text:p text:style-name="P3"><text:span text:style-name="Strong_20_Emphasis"><text:span text:style-name="T26">1. Time management is crucial.</text:span></text:span></text:p>
      <text:p text:style-name="P51">In the workplace, time is precious. Learning how to manage your time effectively is crucial if you want to be successful. This means knowing how to prioritize tasks, how to work efficiently, and how to avoid procrastination. </text:p>
      <text:p text:style-name="P52">I was very lazy at first not taking things seriously but it made things hard for me because your viewed by your actions in the work place it can bring negative impact if time is not managed properly.</text:p>
      <text:p text:style-name="P3"><text:span text:style-name="Strong_20_Emphasis"><text:span text:style-name="T26">2. Communication is key.</text:span></text:span></text:p>
      <text:p text:style-name="P45">Being able to communicate effectively is essential in any job. But it’s especially important in an internship, where you may be working with people who are more experienced than you. Learning how to communicate confidently and respectfully will help you make a good impression and get the most out of your internship experience <text:span text:style-name="T40">but if not it can be bad because it can lead to misunderstanding,I had to learn <text:s/>how the employees communicate,operate,use key words as well as talk with clients. It is also needed when information is given to you so you interprate it or clarify it to other employees.</text:span></text:p>
      <text:p text:style-name="P3"><text:span text:style-name="Strong_20_Emphasis"><text:span text:style-name="T26">3. There’s no such thing as a stupid question.</text:span></text:span></text:p>
      <text:p text:style-name="P45">When you’re new to something, it’s natural to feel like you might not know everything (or anything!). But there’s no shame in admitting that you need help or clarification on something. Asking questions shows that you’re  willing to learn, and it’s better to ask now than make a mistake <text:soft-page-break/>later <text:span text:style-name="T41">if you don’t it can be bad because you don’t have the information on what to do if there was a problem it can bring problems for both you/me and the company.</text:span></text:p>
      <text:p text:style-name="P3"><text:span text:style-name="Strong_20_Emphasis"><text:span text:style-name="T26">4. Mistakes happen.</text:span></text:span></text:p>
      <text:p text:style-name="P45">It’s inevitable that you’ll make some mistakes during your internship. But instead of beating yourself up about it, <text:span text:style-name="T42">I made some mistakes at first because I didn’t know what to do so my mind had too be strong if not I can bring my mistakes to be a big problem to the other employees and this not needed.</text:span></text:p>
      <text:p text:style-name="P3"><text:span text:style-name="Strong_20_Emphasis"><text:span text:style-name="T26">5. Be professional.</text:span></text:span></text:p>
      <text:p text:style-name="P45">Your internship is a great opportunity to start building your professional reputation. So it’s important to always act and dress professionally, <text:span text:style-name="T43">acting in other means may be interpreted in other way by other people it bring bad impression to you if it is not taken care of.</text:span></text:p>
      <text:h text:style-name="P8" text:outline-level="2"><text:bookmark text:name="h-how-internships-can-benefit-your-career"/><text:bookmark text:name="How_internships_can_benefit_your_career"/>How internships can benefit your career</text:h>
      <text:p text:style-name="P55">Opportunities</text:p>
      <text:p text:style-name="P45">If you’re looking to gain some real-world experience and jump start your career, an internship is a great way to do it. Not only will you learn new skills and gain valuable work experience, but you’ll also get a feel for what it’s like to work in your chosen field.</text:p>
      <text:p text:style-name="P3"><text:span text:style-name="Strong_20_Emphasis"><text:span text:style-name="T26">1. You’ll learn new skills.</text:span></text:span></text:p>
      <text:p text:style-name="P45">No matter what industry you’re interning in, you’ll pick up new skills that will be useful in your future career. From learning how to use specific software programs to gaining project management experience, there’s a lot you can learn from an internship.</text:p>
      <text:p text:style-name="P3"><text:span text:style-name="Strong_20_Emphasis"><text:span text:style-name="T26">2. You’ll make industry contacts.</text:span></text:span></text:p>
      <text:p text:style-name="P45">One of the most valuable things you can get from an internship is a network of contacts in your chosen industry. These contacts can provide advice, mentorship, and even potential job opportunities down the road.</text:p>
      <text:p text:style-name="P3"><text:span text:style-name="Strong_20_Emphasis"><text:span text:style-name="T26">3. You’ll get a taste of the real world.</text:span></text:span></text:p>
      <text:p text:style-name="P45">An internship will give you a chance to see what it’s really like to work in your chosen field. This can help you decide if it’s the right career path for you and give you a better idea of what to expect once you start your professional life.</text:p>
      <text:p text:style-name="P3"><text:span text:style-name="Strong_20_Emphasis"><text:span text:style-name="T26">4. You’ll stand out from the crowd.</text:span></text:span></text:p>
      <text:p text:style-name="P39">When you’re applying for jobs after graduation, having an internship on your resume will make you stand out from the competition. Employers value internship experience, so it can give you a leg up in the job market.</text:p>
      <text:p text:style-name="P56"><text:span text:style-name="T17">W</text:span><text:span text:style-name="T1">eakness</text:span></text:p>
      <text:p text:style-name="P42">1.Time duration</text:p>
      <text:p text:style-name="P57"><text:soft-page-break/>the time and duration period is <text:span text:style-name="T34">to short for students to adapt,don’t get me wrong some student s may find it easy if they are experienced </text:span><text:span text:style-name="T35">but for other students it may seem too difficult.</text:span></text:p>
      <text:p text:style-name="P62"/>
      <text:p text:style-name="P62"/>
      <text:p text:style-name="P62">2.Finding organizations</text:p>
      <text:p text:style-name="P58">It is by far the difficult task of it all from our perspective the companies that are willing to accept are few there may some times making perferences but by the limited number of oppurtunities some companies are not willing to give us the time nor the job because numerous reasons. Lack of trust,lack of time,surplus man power and so on.</text:p>
      <text:p text:style-name="P58"/>
      <text:p text:style-name="P67"><text:s text:c="5"/></text:p>
      <text:p text:style-name="P67"/>
      <text:p text:style-name="P67"><text:s/>Class room exp &amp; Actual work environment difference and relationship</text:p>
      <text:p text:style-name="P59">Learning something in a classroom is much different than practicing and applying that knowledge in a real-world setting.</text:p>
      <text:p text:style-name="P59">Despite a strong belief that work experience trumps education, it’s difficult to make a blanket statement claiming that education isn’t as important. Education serves as a foundation and springboard for a greater likelihood of success and increased pay across one’s professional life as a whole. After all, specific positions in certain industries require candidates to have a strong knowledge and understanding of the technical concepts of the job, experience or not.</text:p>
      <text:p text:style-name="P60">Some times what we learned in <text:span text:style-name="T44">class doesn’t relate with what we actually work on that doesn’t mean the education doesn’t help, for example <text:s/></text:span><text:span text:style-name="T45">I was tasked with </text:span><text:span text:style-name="T44">some documantaion needed </text:span><text:span text:style-name="T45">to be prepared and sent to the finance department and it neeeded to be specific in the numbers for example </text:span></text:p>
      <text:p text:style-name="P61">we were tasked with purchasing supplies so the price tag of every item neede<text:span text:style-name="T46">d</text:span> to <text:span text:style-name="T47">perfect so financial management was helpful, there was a time to were we had a meeting with an insurance company </text:span><text:span text:style-name="T48">the word,the phrase, the language is driven from the courses that we learned from Risk and insurance management so what I am trying to say is the education is needed as much as actual work experience and it has a big impact on u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17:55:12.964830369</meta:creation-date>
    <dc:date>2023-09-03T23:25:44.819537626</dc:date>
    <meta:editing-duration>PT6H46M6S</meta:editing-duration>
    <meta:editing-cycles>80</meta:editing-cycles>
    <meta:generator>LibreOffice/7.3.7.2$Linux_X86_64 LibreOffice_project/30$Build-2</meta:generator>
    <meta:document-statistic meta:table-count="0" meta:image-count="0" meta:object-count="0" meta:page-count="8" meta:paragraph-count="104" meta:word-count="3029" meta:character-count="18523" meta:non-whitespace-character-count="15537"/>
  </office:meta>
</office:document-meta>
</file>